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KRAS_NRAS_HRAS_alterations_across_samp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udy ID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NRAS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HRAS</text:p>
          </table:table-cell>
          <table:table-cell office:value-type="string" calcext:value-type="string">
            <text:p>NRAS: AMP</text:p>
          </table:table-cell>
          <table:table-cell office:value-type="string" calcext:value-type="string">
            <text:p>NRAS: HOMDEL</text:p>
          </table:table-cell>
          <table:table-cell office:value-type="string" calcext:value-type="string">
            <text:p>NRAS: EXP&gt;=2</text:p>
          </table:table-cell>
          <table:table-cell office:value-type="string" calcext:value-type="string">
            <text:p>NRAS: EXP&lt;=-2</text:p>
          </table:table-cell>
          <table:table-cell office:value-type="string" calcext:value-type="string">
            <text:p>NRAS: MUT</text:p>
          </table:table-cell>
          <table:table-cell office:value-type="string" calcext:value-type="string">
            <text:p>NRAS: FUSION</text:p>
          </table:table-cell>
          <table:table-cell office:value-type="string" calcext:value-type="string">
            <text:p>KRAS: AMP</text:p>
          </table:table-cell>
          <table:table-cell office:value-type="string" calcext:value-type="string">
            <text:p>KRAS: HOMDEL</text:p>
          </table:table-cell>
          <table:table-cell office:value-type="string" calcext:value-type="string">
            <text:p>KRAS: EXP&gt;=2</text:p>
          </table:table-cell>
          <table:table-cell office:value-type="string" calcext:value-type="string">
            <text:p>KRAS: EXP&lt;=-2</text:p>
          </table:table-cell>
          <table:table-cell office:value-type="string" calcext:value-type="string">
            <text:p>KRAS: MUT</text:p>
          </table:table-cell>
          <table:table-cell office:value-type="string" calcext:value-type="string">
            <text:p>KRAS: FUSION</text:p>
          </table:table-cell>
          <table:table-cell office:value-type="string" calcext:value-type="string">
            <text:p>HRAS: AMP</text:p>
          </table:table-cell>
          <table:table-cell office:value-type="string" calcext:value-type="string">
            <text:p>HRAS: HOMDEL</text:p>
          </table:table-cell>
          <table:table-cell office:value-type="string" calcext:value-type="string">
            <text:p>HRAS: EXP&gt;=2</text:p>
          </table:table-cell>
          <table:table-cell office:value-type="string" calcext:value-type="string">
            <text:p>HRAS: EXP&lt;=-2</text:p>
          </table:table-cell>
          <table:table-cell office:value-type="string" calcext:value-type="string">
            <text:p>HRAS: MUT</text:p>
          </table:table-cell>
          <table:table-cell office:value-type="string" calcext:value-type="string">
            <text:p>HRAS: FUS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ALM6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146T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59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146V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A146V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30_SOFT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AMP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143B_B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6_OESOPHAGUS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37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20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B19_CENTRAL_NERVOUS_SYSTE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251MG_CENTRAL_NERVOUS_SYSTE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2664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78_B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8MGBA_CENTRAL_NERVOUS_SYSTE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38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_OESOPHAGUS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3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AMP, G12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F7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L1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19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115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738_CENTRAL_NERVOUS_SYSTE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BE2_AUTONOMIC_GANGL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70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MP, 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9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MP, HIGH, Q61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U1919_URIN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MP, HIGH, Q61R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Q61R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PC298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MP, Q61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2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AMP, Q61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Q61R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NS1_HAEMATOPOIETIC_AND_LYMPHOID_TISSUE</text:p>
          </table:table-cell>
          <table:table-cell/>
          <table:table-cell office:value-type="string" calcext:value-type="string">
            <text:p>D108N</text:p>
          </table:table-cell>
          <table:table-cell office:value-type="string" calcext:value-type="string">
            <text:p>HOMDEL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D108N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1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E132K</text:p>
          </table:table-cell>
          <table:table-cell office:value-type="string" calcext:value-type="string">
            <text:p>A146T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E132K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EM7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E162*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E162*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HM1B_HAEMATOPOIETIC_AND_LYMPHOID_TISSUE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G12C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31FUJ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C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T4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R123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2C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R123H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12ICHIKAWA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OMDEL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151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ALL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HP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T1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E37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697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1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F382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S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AL0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S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S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A10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V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52T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2V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DMYZ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3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INO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3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O52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3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3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127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3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3R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ML19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13V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G13V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639V_URIN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131R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131R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61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MP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266B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MDEL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U97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CCMESO1_PLEU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833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GE352_B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AN2_AUTONOMIC_GANGL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NA6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IGH, G12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929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IGH, G13D</text:p>
          </table:table-cell>
          <table:table-cell office:value-type="string" calcext:value-type="string">
            <text:p>HOMDEL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36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IGH, Q61H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Q61H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JN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IGH, Q61K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26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</text:p>
          </table:table-cell>
          <table:table-cell table:number-columns-repeated="3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_THYROID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MO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, A146T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FPAC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, 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2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, 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EN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1S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410_OESOPHAG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837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C2A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K45H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1005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8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AGOK1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31_UPPER_AERODIGESTIVE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HOMDEL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28BM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HOMDEL, 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CAPJ49_UPPER_AERODIGESTIVE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IMT1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no alteration</text:p>
          </table:table-cell>
          <table:table-cell table:number-columns-repeated="3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ZR751_BRE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, E162K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E162K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45_PANCREAS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175VII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HY_UPPER_AERODIGESTIVE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C4_LARGE_INTESTI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K81_LARGE_INTESTI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P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87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2BBE1_LARGE_INTESTI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503_LARGE_INTESTI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93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6_KIDNE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RANTA519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ACC893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PM2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6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2313287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M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HOMDEL, G13D</text:p>
          </table:table-cell>
          <table:table-cell office:value-type="string" calcext:value-type="string">
            <text:p>V9I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V9I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279_LUNG</text:p>
          </table:table-cell>
          <table:table-cell/>
          <table:table-cell office:value-type="string" calcext:value-type="string">
            <text:p>K5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K5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33T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P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A146P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IL2NS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998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L2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A146T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2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A146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80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146V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A146V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K18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59G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A59G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75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59T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A59T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76_UPPER_AERODIGESTIVE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78_BILIARY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03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806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53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LE_ENDOMETRIU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1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BC1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22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GTHW1_THYROID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33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34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IHOVCAR3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395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4_UPPER_AERODIGESTIVE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M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95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983B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WO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88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AW28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79_BILIARY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31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G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29_SOFT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1_SKI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U145_PROSTAT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CHN_KIDNE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96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851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00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NCODG1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428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C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1034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A146T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UDHL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A146T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146T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4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AMP, A18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18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EM3_ENDOMETRIUM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AMP, D33E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D33E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AD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A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09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A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6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99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58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ALM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U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OP62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office:value-type="string" calcext:value-type="string">
            <text:p>AMP, 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8686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LU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4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PAFII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7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69_BILI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3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K59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39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R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RM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R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2R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CPAN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R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KN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480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0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TU890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ANG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H10TC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CO1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APC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44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620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QGP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34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G13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G1N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N1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4FUK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E39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URAMOCHI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85_ENDOMETRIU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196_BILIARY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245_BILIARY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SN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, G12R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23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HIGH, G12V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U6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Q61K, Q61K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, Q61K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5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AMP, Q61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UGC2_STOMACH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AMP, T58I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T58I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UDUL1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D119N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D119N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UTZ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0dup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0dup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116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NSI9S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75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2A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8226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GT4_OESOPHAG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MCBAC2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EO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84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HYG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19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3_URIN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56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7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463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92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573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73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IAPACA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3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22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44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8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AN6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756_CERVIX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42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197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20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50B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K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990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PAC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1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GBC11TKB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88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33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SU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CCT1_BILI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513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P2D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IT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07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10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84_LIVER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3M1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81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504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AS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SPC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YA8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40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1A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GS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180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L40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78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OPN8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620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1NL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1N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C2B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46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GI1_BILI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P5D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4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Y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RFCEM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88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M229PE_BRE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1B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R123C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R123C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1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R123C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R123C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ISO_CERVIX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D, K185Nfs*4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, K185Nfs*4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PT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62_THYROID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123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20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549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KA1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028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S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K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S, A59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2S, A59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68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HP7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TU8988S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AD2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GM_ENDOMETRIU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21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MC18_BRE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PAN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56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M1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PAN2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327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403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444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PT4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TU8988T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LC97TM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R5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2V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8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Z1PC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OPACA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35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61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626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D8_UPPER_AERODIGESTIVE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8V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8V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5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RCPR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OV21G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108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C, Q61H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3C, Q61H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231_BRE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4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OLEDO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T15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V9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T116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OVO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47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84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44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OMO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51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RT18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G13D, P110H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G13D, P110H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143B_B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OV112D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8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MSU_STOMAC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AMP, 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47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1376_URINARY_TRA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office:value-type="string" calcext:value-type="string">
            <text:p>HIGH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318_OVARY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T1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126_CENTRAL_NERVOUS_SYSTEM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954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MA1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H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DES_B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157_BREAS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6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2_LIVER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O1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41_SOFT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SUMI6_HAEMATOPOIETIC_AND_LYMPHOID_TISSU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LC21H_LUNG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6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01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, G12D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9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, G12F, G12V, G12C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F, G12V, G12C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1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HOMDEL, K117N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K117N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CALL4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HOMDEL, L23R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L23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HACV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HOMDEL, V14I</text:p>
          </table:table-cell>
          <table:table-cell office:value-type="string" calcext:value-type="string">
            <text:p>A11T</text:p>
          </table:table-cell>
          <table:table-cell table:number-columns-repeated="6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V14I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A11T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10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I171M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I171M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18_UPPER_AERODIGESTIVE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I187V, X38_splice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I187V, X38_splice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AUDI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I187V, X38_splice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I187V, X38_splice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MB1E_BRE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K117N</text:p>
          </table:table-cell>
          <table:table-cell office:value-type="string" calcext:value-type="string">
            <text:p>E162K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K117N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E162K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125PM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K117N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K117N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RST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K185Nfs*4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K185Nfs*4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8402_HAEMATOPOIETIC_AND_LYMPHOID_TISSUE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134S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A134S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N7_STOMACH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MP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30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MP, HIGH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15_LUNG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AMP, Q61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40_LARGE_INTESTINE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E162G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E162G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N3CA_ENDOMETRIUM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F82L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F82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578T_BREAST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C26_SKIN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M159PT_BREAST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D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0_KIDNEY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99_UPPER_AERODIGESTIVE_TRACT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G13R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G13R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27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MUGS_OVARY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GC1B_STOMACH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5637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D10B_UPPER_AERODIGESTIVE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S41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F_LIVER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82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3_UPPER_AERODIGESTIVE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81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105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ST8_LARGE_INTESTIN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92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89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453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AMG_CENTRAL_NERVOUS_SYSTEM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1_OESOPHAGUS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26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814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ACC812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148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134VI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428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8505C_THYROID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647V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268_CENTRAL_NERVOUS_SYSTEM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78_UPPER_AERODIGESTIVE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S751_CERVIX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59_PANCREAS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24_URINARY_TRACT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, G12V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2V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JM_SKIN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IGH, Q61L</text:p>
          </table:table-cell>
          <table:table-cell table:number-columns-repeated="14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MB1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90_OVARY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DLU1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50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361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N87_STOMACH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H13_CENTRAL_NERVOUS_SYSTEM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T11284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LM1_PANCREAS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MK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70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780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71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ALME3M_SKIN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172_CENTRAL_NERVOUS_SYSTEM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_OESOPHAGUS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ELLY_AUTONOMIC_GANGLIA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474_BREAS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KATE_OVARY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T4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79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T112_URINARY_TRACT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897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TN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URLMK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69_LUNG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N45_STOMACH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O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12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9_UPPER_AERODIGESTIVE_TRACT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L133R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L133R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9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3HR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OS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VH421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18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157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71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205_LARGE_INTESTI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49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S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45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95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229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H6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UMS23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UMS27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11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8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10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KI1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6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4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2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46T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39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STO211H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AJI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T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7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T10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38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U4475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08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5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B1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ECKER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6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783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TMES1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34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316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173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18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70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06T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47D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42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56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16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28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6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H4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UHR4TKB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10RGB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M1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C5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L4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214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10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SRC2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H6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22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HSY5Y_AUTONOMIC_GANGLIA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M3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272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NRTBM1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4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M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CC10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UHR14TKB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D15_SALIVARY_GLAN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BLC1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CGI1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761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324_PANCREA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27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C1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UHR10TKB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RCLCP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77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115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4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8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520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I7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C5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SS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138MG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20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CC12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18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M2B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TOKO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R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295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4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E33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1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2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AI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S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20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5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00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6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059K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ACC62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FE280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FE319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FE296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OS3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I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1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204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10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MS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123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14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18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FE184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CIY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OV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218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NS60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NS8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N74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O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2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G1C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H7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BC2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RC20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IJK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LS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108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L921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H28_BILI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MK11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265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12T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3KAW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M38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4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1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50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E9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RCRCW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GC27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UGC4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GC823_STOMACH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S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ARA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OV3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11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56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4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498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673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U565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201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56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9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82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MC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ADU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JRH30_SOFT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436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B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SSA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CT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BR3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2OS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4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DM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43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401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937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69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UM1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AOS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283MED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MCG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9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NS42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52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27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EM1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52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B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FI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398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23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B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J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ES1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PLC272H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XPC3_PANCREA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5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75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253J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438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253JBV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7951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66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041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83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35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362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92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43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10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45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TC238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27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TC133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31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8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793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704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435S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1799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88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55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09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H6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GR1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3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2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64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CAPJ15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9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CAPJ34CLONEC12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51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CAPJ41CLONED2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55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AW42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1SQSF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SUMI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M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HEP1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7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HIKAWAHERAKLIO02ER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9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MANA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299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253_SALIVARY_GLAN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36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KMG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349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AMALWA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59M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118MG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RCLCD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CSUP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33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B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84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MK8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86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CSTCK140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25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89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2058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20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216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5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66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D38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1105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283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46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308_BILI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ET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26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78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840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GR39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AOY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P3B217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M1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1F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E_LIVER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MSU1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MR32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8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18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CN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CPRF5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NYN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FSTTG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RC3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2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15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341MED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60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1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75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ER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144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39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39T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19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452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OUCY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4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O175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LC82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PP89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G63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40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617T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TMES2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2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29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3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3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88A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22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L7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I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292CLONEA141B1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37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16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0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59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101D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5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KJ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83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KO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S2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93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LMS1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TU80_SMALL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02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G0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H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666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C1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DZ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S11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1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T48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314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353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18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769P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786O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OV3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2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BC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29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CAP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04_OVAR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FM192A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FO27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2780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GROV1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571T_OVAR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PCA2B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24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029AX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VSA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95T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OUNH9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K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3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SAHO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SQ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MCB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UOV1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12BM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98G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BTRG05MG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RCRCZ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7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79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H1_LIVER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ISE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FM19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LHO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361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MS10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EM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FA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42MGBA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CIMOH1_PANCREAS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7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2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N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41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CAPCLONEFGC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411N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78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KG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S1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S1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EM2_ENDOMETRIU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GGUVW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5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5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BC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8MGBA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ETROIT562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58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ABER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22RV1_PROSTAT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32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LD1_LARGE_INTESTINE</text:p>
          </table:table-cell>
          <table:table-cell office:value-type="string" calcext:value-type="string">
            <text:p>wt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2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9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8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402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48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TOIII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DCM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417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6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415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0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579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468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549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FO21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375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29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44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94T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5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OV13_OVAR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MGI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3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56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UGC3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87MG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KI2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E19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RC2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M95_STOMACH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V41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RC1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12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49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OXIMVI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Q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ACC257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51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M1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GGCCM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150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GR37_SKIN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443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3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MEL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ELE_OVAR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235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JHTER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428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4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S502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ALE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RC31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IG3TD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32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172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RECLH_PROSTAT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343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4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215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464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5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178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5_CENTRAL_NERVOUS_SYSTEM</text:p>
          </table:table-cell>
          <table:table-cell office:value-type="string" calcext:value-type="string">
            <text:p>wt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KTE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RC20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1207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319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364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RC6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382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OMMLEE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RC2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R21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Z308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340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827GR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K2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8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OK101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ESOAD1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P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25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T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NB11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NOMAC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710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R78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15_UPPER_AERODIGESTIVE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S5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2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41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827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172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34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25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8305C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LLSI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3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EKO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L14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L1_PLEUR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ALM19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PBAL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99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HD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4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M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M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98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P126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80N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AMA84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MLT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HEB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54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V17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OHH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OL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CUB1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P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XF289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NOMAC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ALM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AML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CALL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K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I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42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54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DQP1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UTZ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DLM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29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U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3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483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81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34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4006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U81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441T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FEIFFER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ZR7530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63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41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21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40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E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320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FTC909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ES1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VM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343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935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88T_FIBROBL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CL2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DOES1_BO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M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LC103H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URKA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CALL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T1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2313287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HT101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VM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51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H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IMA_AUTONOMIC_GANGLIA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3C_URINARY_TRAC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M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C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IGM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PAP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C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L34_LARGE_INTESTIN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120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18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M1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36P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JM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SUDLCL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L1_THYROID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699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059J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E21_OESOPHAGUS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8657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73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N_UPPER_AERODIGESTIVE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NT34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KVX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O31_KIDNEY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K10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539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B75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OP92_LUNG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CCS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1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CO2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429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45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D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MRTRY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N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04R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77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82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19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122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HAHTDD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MY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PM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9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EP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PNDW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TM9101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IHA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M87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709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1240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549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64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T16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W9019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425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458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MSCTR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30HNC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CR10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922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OK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3118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O1N1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O1U1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011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022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ON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OSC2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771HNC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SC19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SC20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I15A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I30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I38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I4B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I6A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2650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AS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AT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3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O26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O51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LO1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E4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AE1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220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50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ACM51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ACP4C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2_OESOPHAGU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ESS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TV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KM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QIMRWI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ALL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23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HHPREB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N6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OS5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PB8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698M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ROAP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TB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ARAGE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1106P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K8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LV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DHL1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K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UR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A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B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IYOYEP200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32ISH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AMOS2G64C1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PMI8866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LMA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44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LLPO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E1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4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4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30OHK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TN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SUNH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RH7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S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SA8926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3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4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5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7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3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6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1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2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24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3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7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7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O3N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O9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OS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Y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24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DAMB330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FM223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RKNU1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UBM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TK1_BILI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GBC1TKB_BILI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GBC24TKB_BILI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R1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30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T3TKB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39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N28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F48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H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GT2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3_ADRENAL_CORTE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65RC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A7RC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1047RC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2241RC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996RC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C010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C021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AB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ER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FG2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JW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MF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XF393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12C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201T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MCBAC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2AD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93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2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3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C1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77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321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303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RL32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TSL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TSL2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647SCLC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134A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13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139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16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S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17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688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5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4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78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64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48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47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BC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2369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373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461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591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595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722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731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795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03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04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10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18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869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290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247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263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336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392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502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542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566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NS81FD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ZTA3WT4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G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FSK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E2M17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P134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IMEN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MR5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TU110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0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2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3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4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7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5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6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69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7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H12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GW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18_PANCREA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50MELB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MEL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STMEL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ACSF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Z7MEL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1552C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278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35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388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43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JM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684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1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87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8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AESBJ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HH4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5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O82W1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SH1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831BLC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33A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4I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39_VULV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SKI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OTC24510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3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180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GIIIA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YIK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OS3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GN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17R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420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MIU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O1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WB1289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PH1_PROSTAT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WR1E_PROSTAT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CIT_TESTI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EC8_TESTI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TERA2CLD1_TESTI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AR_PLACENT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EG3_PLACENT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62_VULV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_ENDOMETRIU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ONNA1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6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IFI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CJF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56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C3JPC3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4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304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423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PNYS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IXC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67MEL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MC1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U029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90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SA001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SA010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2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TS0421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YM1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K92MI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ERFLCFM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245MG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VMRCMELG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433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MK1_STOMACH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CH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G75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MCSS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7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BC3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513_PLEUR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INGS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N405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O10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O1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451LU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14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CC3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LA_CERVIX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28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L202_EY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101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IM1215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ASK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DSCC2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ARC937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SUSSR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C1SQ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95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40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39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5637_URINARY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173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18T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70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42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Z521_STOMACH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4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51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59M_OVAR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LEXANDERCELLS_LIVER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75T_LARGE_INTESTI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39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19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O175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40T_UPPER_AERODIGESTIVE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29T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88A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22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37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16T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0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59T_SOFT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769P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786O_KIDNEY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FA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42MGBA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1321N1_CENTRAL_NERVOUS_SYSTEM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22RV1_PROSTAT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6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IG3TD_LUNG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767_CENTRAL_NERVOUS_SYSTEM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172T_URINARY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125T_SOFT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8305C_THYROID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M3_PLEURA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98T_LARGE_INTESTI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81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34T_SKIN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74T_BREAST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63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21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343T_BREAS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888T_BON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8505C_THYROID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117_SOFT_TISSUE</text:p>
          </table:table-cell>
          <table:table-cell office:value-type="string" calcext:value-type="string">
            <text:p>wt</text:p>
          </table:table-cell>
          <table:table-cell table:number-columns-repeated="21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697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639V_URINARY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X647V_URINARY_TRACT</text:p>
          </table:table-cell>
          <table:table-cell office:value-type="string" calcext:value-type="string">
            <text:p>wt</text:p>
          </table:table-cell>
          <table:table-cell table:number-columns-repeated="5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127399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NGMCSS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IN67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10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75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99_LARGE_INTESTI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06ATR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15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21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25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266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32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57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99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9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ME1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GAR359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GN278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GN305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794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ERL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IPG007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L40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S834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FEPD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BM001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MY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HC7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8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AC2A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B1_THYR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C142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14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2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41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48A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82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83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84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RO95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370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383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386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426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TA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UGCHOR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YLA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B1643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KL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1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13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37_PANCREA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CADD165_PANCREAS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DS005TPFAD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DS015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LFPEDS0008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LFPEDS0018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262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28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4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J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LC22H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MCRM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S214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EKI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MZ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M149PT_BREAS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54_VULV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106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138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C205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FK1_BILI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44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C466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CHOR1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4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6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5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6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PCISCC152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W228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79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YAMATO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CN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ROAP3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H6CLONE5_LIVER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S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20_LUNG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30PBL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49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65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829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50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66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A7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43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187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395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99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937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954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157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2218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38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ET_UPPER_AERODIGESTIVE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82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542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1047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2241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2518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373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647PBL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771PBL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831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996EBV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S1034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00921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1203273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980513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Z1B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Z7B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128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1395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1437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1770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009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052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087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09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122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126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BL2171_MATCHED_NORMAL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I1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LUE1_HAEMATOPOIETIC_AND_LYMPHOID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BAGPN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LA10_BON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V413A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L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103_BUCCAL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A1E_KIDNE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B2_HAEMATOPOIETIC_AND_LYMPHOID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C5_SKIN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MURTK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KU100_BILI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MB_AUTONOMIC_GANGLIA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P5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P8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C5X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NDA9_CENTRAL_NERVOUS_SYSTEM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CLFPEDS0004T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C2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MS13_SOFT_TISSUE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CCOHT1_OVARY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0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1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13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4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7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MUC9_URINARY_TRACT</text:p>
          </table:table-cell>
          <table:table-cell office:value-type="string" calcext:value-type="string">
            <text:p>wt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L952_ENDOMETRIUM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H36_SOFT_TISSUE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NS62_LUNG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SE30_OESOPHAGU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B49HNC_UPPER_AERODIGESTIVE_TRACT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CAR_HAEMATOPOIETIC_AND_LYMPHOID_TISSUE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CC13_SKIN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419_BREAST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R128W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R128W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S1_BONE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R164Q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R164Q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UT1_SOFT_TISSUE</text:p>
          </table:table-cell>
          <table:table-cell/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R73C</text:p>
          </table:table-cell>
          <table:table-cell table:number-columns-repeated="16" office:value-type="string" calcext:value-type="string">
            <text:p>no alteration</text:p>
          </table:table-cell>
          <table:table-cell office:value-type="string" calcext:value-type="string">
            <text:p>R73C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R8_OVARY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P121H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P121H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W2_LARGE_INTESTIN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P140H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P140H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15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460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3M4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66T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L11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H, V14I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H, V14I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668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K, Q61K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K, Q61K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48_LARGE_INTESTI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ANC0213_PANCREA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251_ENDOMETRIUM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R164*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R164*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16_LARGE_INTESTIN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R97I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R97I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N_ENDOMETRIUM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T74P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T74P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SUMI2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V14L</text:p>
          </table:table-cell>
          <table:table-cell office:value-type="string" calcext:value-type="string">
            <text:p>G13S</text:p>
          </table:table-cell>
          <table:table-cell table:number-columns-repeated="10" office:value-type="string" calcext:value-type="string">
            <text:p>no alteration</text:p>
          </table:table-cell>
          <table:table-cell office:value-type="string" calcext:value-type="string">
            <text:p>V14L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G13S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C6_ENDOMETRIUM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V160A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V160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AML5_HAEMATOPOIETIC_AND_LYMPHOID_TISSUE</text:p>
          </table:table-cell>
          <table:table-cell/>
          <table:table-cell office:value-type="string" calcext:value-type="string">
            <text:p>no alteration</text:p>
          </table:table-cell>
          <table:table-cell office:value-type="string" calcext:value-type="string">
            <text:p>X38_splice</text:p>
          </table:table-cell>
          <table:table-cell table:number-columns-repeated="11" office:value-type="string" calcext:value-type="string">
            <text:p>no alteration</text:p>
          </table:table-cell>
          <table:table-cell office:value-type="string" calcext:value-type="string">
            <text:p>X38_splice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Z521_SMALL_INTESTIN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604T_FIBROBL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751T_FIBROBL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T8_LARGE_INTESTIN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315_OVARY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1321N1_CENTRAL_NERVOUS_SYSTEM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F767_CERVIX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FCI024_LUNG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274T_FIBROBL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117_THYROID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B157_BRE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384_CENTRAL_NERVOUS_SYSTEM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556_CENTRAL_NERVOUS_SYSTEM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R_SOFT_TISSU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L1_SKIN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L2_SKIN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ETA_SKIN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MB002_CENTRAL_NERVOUS_SYSTEM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626_LARGE_INTESTIN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954_CERVIX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MM23_EY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MM25_EY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UM52PE_BRE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AVER1_HAEMATOPOIETIC_AND_LYMPHOID_TISSU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Z138_HAEMATOPOIETIC_AND_LYMPHOID_TISSU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L285_EY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S1_SKIN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778_SOFT_TISSU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330_LUNG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P6_SOFT_TISSU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578BST_BREAST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HA_HT_DD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NT34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IHA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8166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T3_MOLT4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201_COLO205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CO2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322M_LUNG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CC4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RT3T35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TERASCLD1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OLO320HSR_LARGE_INTESTIN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19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07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20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ERA1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KL1SUBCLONE2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OKU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522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SUMI3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116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U99A_LUNG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2596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239A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WM902B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C2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19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8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SA80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ISOMCC1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404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926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EW7476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865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OSE364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OSE397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OSE523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OSE7516SV40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735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VCA432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UCH1_BONE</text:p>
          </table:table-cell>
          <table:table-cell/>
          <table:table-cell table:number-columns-repeated="21" office:value-type="string" calcext:value-type="string">
            <text:p>not profiled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DND4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K185Nfs*4, X38_splice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K185Nfs*4, X38_splice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RD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H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H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Y82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T2B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H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876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AMP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AMP</text:p>
          </table:table-cell>
          <table:table-cell table:number-columns-repeated="10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573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G12A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G12A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P212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7"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UT78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1080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08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36T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SH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NAS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387_LIVER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088_CENTRAL_NERVOUS_SYSTE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44T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299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H157MN_CENTRAL_NERVOUS_SYSTE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LY19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07E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T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8166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MY7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JSC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9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IM9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13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P66MEL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MVII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2518MEL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LB373MELD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Z2MEL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FHINO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ARPAS384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YO1_SOFT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JSA1_BON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  <table:table-cell office:value-type="string" calcext:value-type="string">
            <text:p>Q61K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Q61H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HOMDEL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CC15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, C186F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, C186F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YKNU_OVARY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, G12D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, G12D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KMEL30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K, Q61K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K, Q61K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ELJUSO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IGH, G13D</text:p>
          </table:table-cell>
          <table:table-cell table:number-columns-repeated="4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9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13D</text:p>
          </table:table-cell>
          <table:table-cell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3A_LIVER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office:value-type="string" calcext:value-type="string">
            <text:p>Q61L</text:p>
          </table:table-cell>
          <table:table-cell table:number-columns-repeated="3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21BM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NU719_STOMACH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EPG2_LIVER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L60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CIAML3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BFTC905_URIN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OLP8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PLB985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L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OTO_AUTONOMIC_GANGLIA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GAK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MM415_SKIN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L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L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F1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P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P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2347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L19F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5" office:value-type="string" calcext:value-type="string">
            <text:p>no alteration</text:p>
          </table:table-cell>
          <table:table-cell office:value-type="string" calcext:value-type="string">
            <text:p>L19F</text:p>
          </table:table-cell>
          <table:table-cell table:number-columns-repeated="7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ONS76_CENTRAL_NERVOUS_SYSTEM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  <table:table-cell office:value-type="string" calcext:value-type="string">
            <text:p>HIGH</text:p>
          </table:table-cell>
          <table:table-cell table:number-columns-repeated="4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9" office:value-type="string" calcext:value-type="string">
            <text:p>no alteration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S940T_FIBROBLAS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  <table:table-cell table:number-columns-repeated="2" office:value-type="string" calcext:value-type="string">
            <text:p>not profiled</text:p>
          </table:table-cell>
          <table:table-cell table:number-columns-repeated="4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S27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SW1271_LUNG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HT1197_URINARY_TRAC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TT2609C02_THYROID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Q61R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OE2_HAEMATOPOIETIC_AND_LYMPHOID_TISSUE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ASH3_THYROID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KMH2_THYROID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Q61R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office:value-type="string" calcext:value-type="string">
            <text:p>Q61R</text:p>
          </table:table-cell>
          <table:table-cell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  <table:table-cell table:number-columns-repeated="4" office:value-type="string" calcext:value-type="string">
            <text:p>not profiled</text:p>
          </table:table-cell>
          <table:table-cell table:number-columns-repeated="2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CAL27_UPPER_AERODIGESTIVE_TRACT</text:p>
          </table:table-cell>
          <table:table-cell/>
          <table:table-cell office:value-type="string" calcext:value-type="string">
            <text:p>R68T, D92N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R68T, D92N</text:p>
          </table:table-cell>
          <table:table-cell table:number-columns-repeated="13" office:value-type="string" calcext:value-type="string">
            <text:p>no alteration</text:p>
          </table:table-cell>
        </table:table-row>
        <table:table-row table:style-name="ro1">
          <table:table-cell office:value-type="string" calcext:value-type="string">
            <text:p>ccle_broad_2019</text:p>
          </table:table-cell>
          <table:table-cell table:number-columns-repeated="2" office:value-type="string" calcext:value-type="string">
            <text:p>NCIH1048_LUNG</text:p>
          </table:table-cell>
          <table:table-cell/>
          <table:table-cell office:value-type="string" calcext:value-type="string">
            <text:p>T20Nfs*11</text:p>
          </table:table-cell>
          <table:table-cell table:number-columns-repeated="6" office:value-type="string" calcext:value-type="string">
            <text:p>no alteration</text:p>
          </table:table-cell>
          <table:table-cell office:value-type="string" calcext:value-type="string">
            <text:p>T20Nfs*11</text:p>
          </table:table-cell>
          <table:table-cell table:number-columns-repeated="13" office:value-type="string" calcext:value-type="string">
            <text:p>no alteration</text:p>
          </table:table-cell>
        </table:table-row>
      </table:table>
      <table:named-expressions/>
      <table:database-ranges>
        <table:database-range table:name="__Anonymous_Sheet_DB__0" table:target-range-address="KRAS_NRAS_HRAS_alterations_across_samples.A1:KRAS_NRAS_HRAS_alterations_across_samples.Y1740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20:31:20.542778744</dc:date>
    <meta:editing-duration>PT8M38S</meta:editing-duration>
    <meta:editing-cycles>1</meta:editing-cycles>
    <meta:document-statistic meta:table-count="1" meta:cell-count="43402" meta:object-count="0"/>
    <meta:generator>LibreOffice/6.1.5.2$Linux_X86_64 LibreOffice_project/10$Build-2</meta:generator>
  </office:meta>
</office:document-meta>
</file>